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2c6e" officeooo:paragraph-rsid="00122c6e"/>
    </style:style>
    <style:style style:name="P2" style:family="paragraph" style:parent-style-name="Standard">
      <style:text-properties officeooo:rsid="00122c6e" officeooo:paragraph-rsid="00154cb1"/>
    </style:style>
    <style:style style:name="P3" style:family="paragraph" style:parent-style-name="Standard">
      <style:text-properties fo:font-variant="normal" fo:text-transform="none" fo:color="#222222" style:font-name="Helvetica Neue" fo:font-size="10.5pt" fo:letter-spacing="normal" fo:font-style="normal" fo:font-weight="normal" officeooo:rsid="0013ce46" officeooo:paragraph-rsid="0013ce46"/>
    </style:style>
    <style:style style:name="P4" style:family="paragraph" style:parent-style-name="Standard">
      <style:text-properties fo:font-variant="normal" fo:text-transform="none" fo:color="#222222" style:font-name="Helvetica Neue" fo:font-size="10.5pt" fo:letter-spacing="normal" fo:font-style="normal" fo:font-weight="normal" officeooo:rsid="0013f5f2" officeooo:paragraph-rsid="0013f5f2"/>
    </style:style>
    <style:style style:name="P5" style:family="paragraph" style:parent-style-name="Standard">
      <style:text-properties fo:font-variant="normal" fo:text-transform="none" fo:color="#222222" style:font-name="Helvetica Neue" fo:font-size="10.5pt" fo:letter-spacing="normal" fo:font-style="normal" fo:font-weight="normal" officeooo:rsid="0013f5f2" officeooo:paragraph-rsid="00154cb1"/>
    </style:style>
    <style:style style:name="P6" style:family="paragraph" style:parent-style-name="Standard">
      <style:text-properties fo:font-variant="normal" fo:text-transform="none" fo:color="#222222" style:font-name="Helvetica Neue" fo:font-size="10.5pt" fo:letter-spacing="normal" fo:font-style="normal" fo:font-weight="normal" officeooo:rsid="0014c0f4" officeooo:paragraph-rsid="0014c0f4"/>
    </style:style>
    <style:style style:name="P7" style:family="paragraph" style:parent-style-name="Standard">
      <style:text-properties fo:font-variant="normal" fo:text-transform="none" fo:color="#222222" style:font-name="Helvetica Neue" fo:font-size="10.5pt" fo:letter-spacing="normal" fo:font-style="normal" fo:font-weight="normal" officeooo:rsid="0014c0f4" officeooo:paragraph-rsid="00154cb1"/>
    </style:style>
    <style:style style:name="P8" style:family="paragraph" style:parent-style-name="Standard">
      <style:text-properties fo:font-variant="normal" fo:text-transform="none" fo:color="#222222" style:font-name="Helvetica Neue" fo:font-size="10.5pt" fo:letter-spacing="normal" fo:font-style="normal" style:text-underline-style="solid" style:text-underline-width="auto" style:text-underline-color="font-color" fo:font-weight="bold" officeooo:rsid="0013ce46" officeooo:paragraph-rsid="0013f5f2" style:font-weight-asian="bold" style:font-weight-complex="bold"/>
    </style:style>
    <style:style style:name="P9" style:family="paragraph" style:parent-style-name="Standard">
      <style:text-properties fo:font-variant="normal" fo:text-transform="none" fo:color="#222222" style:font-name="Helvetica Neue" fo:font-size="10.5pt" fo:letter-spacing="normal" fo:font-style="normal" style:text-underline-style="solid" style:text-underline-width="auto" style:text-underline-color="font-color" fo:font-weight="bold" officeooo:rsid="0013ce46" officeooo:paragraph-rsid="0014c0f4" style:font-weight-asian="bold" style:font-weight-complex="bold"/>
    </style:style>
    <style:style style:name="P10" style:family="paragraph" style:parent-style-name="Standard">
      <style:text-properties fo:font-variant="normal" fo:text-transform="none" fo:color="#222222" style:font-name="Helvetica Neue" fo:font-size="10.5pt" fo:letter-spacing="normal" fo:font-style="normal" style:text-underline-style="none" fo:font-weight="normal" officeooo:rsid="0014c0f4" officeooo:paragraph-rsid="0014c0f4" style:font-weight-asian="normal" style:font-weight-complex="normal"/>
    </style:style>
    <style:style style:name="P11" style:family="paragraph" style:parent-style-name="Standard">
      <style:text-properties fo:font-variant="normal" fo:text-transform="none" fo:color="#222222" style:font-name="Helvetica Neue" fo:font-size="10.5pt" fo:letter-spacing="normal" fo:font-style="normal" style:text-underline-style="none" fo:font-weight="normal" officeooo:rsid="00154cb1" officeooo:paragraph-rsid="00154cb1" style:font-weight-asian="normal" style:font-weight-complex="normal"/>
    </style:style>
    <style:style style:name="P12" style:family="paragraph" style:parent-style-name="Standard">
      <style:text-properties officeooo:rsid="00154cb1" officeooo:paragraph-rsid="00154cb1"/>
    </style:style>
    <style:style style:name="P13" style:family="paragraph" style:parent-style-name="Standard">
      <style:text-properties fo:font-variant="normal" fo:text-transform="none" fo:color="#222222" style:font-name="Helvetica Neue" fo:font-size="10.5pt" fo:letter-spacing="normal" fo:font-style="normal" fo:font-weight="normal" officeooo:rsid="0013f5f2" officeooo:paragraph-rsid="0013f5f2"/>
    </style:style>
    <style:style style:name="P14" style:family="paragraph" style:parent-style-name="Standard">
      <style:text-properties fo:font-variant="normal" fo:text-transform="none" fo:color="#222222" style:font-name="Helvetica Neue" fo:font-size="10.5pt" fo:letter-spacing="normal" fo:font-style="normal" fo:font-weight="normal" officeooo:rsid="0013f5f2" officeooo:paragraph-rsid="00162282"/>
    </style:style>
    <style:style style:name="P15" style:family="paragraph" style:parent-style-name="Standard">
      <style:text-properties fo:font-variant="normal" fo:text-transform="none" fo:color="#222222" style:font-name="Helvetica Neue" fo:font-size="10.5pt" fo:letter-spacing="normal" fo:font-style="normal" fo:font-weight="normal" officeooo:rsid="00122c6e" officeooo:paragraph-rsid="00154cb1"/>
    </style:style>
    <style:style style:name="P16" style:family="paragraph" style:parent-style-name="Standard">
      <style:text-properties fo:font-variant="normal" fo:text-transform="none" fo:color="#222222" style:font-name="Helvetica Neue" fo:font-size="10.5pt" fo:letter-spacing="normal" fo:font-style="normal" fo:font-weight="normal" officeooo:rsid="00166411" officeooo:paragraph-rsid="00166411"/>
    </style:style>
    <style:style style:name="P17" style:family="paragraph" style:parent-style-name="Standard">
      <style:text-properties fo:font-variant="normal" fo:text-transform="none" fo:color="#222222" style:font-name="Helvetica Neue" fo:font-size="10.5pt" fo:letter-spacing="normal" fo:font-style="normal" style:text-underline-style="solid" style:text-underline-width="auto" style:text-underline-color="font-color" fo:font-weight="bold" officeooo:rsid="0013ce46" officeooo:paragraph-rsid="00162282" style:font-weight-asian="bold" style:font-weight-complex="bold"/>
    </style:style>
    <style:style style:name="P18" style:family="paragraph" style:parent-style-name="Standard">
      <style:text-properties fo:font-variant="normal" fo:text-transform="none" fo:color="#222222" style:font-name="Helvetica Neue" fo:font-size="10.5pt" fo:letter-spacing="normal" fo:font-style="normal" style:text-underline-style="solid" style:text-underline-width="auto" style:text-underline-color="font-color" fo:font-weight="bold" officeooo:rsid="0013ce46" officeooo:paragraph-rsid="00166411" style:font-weight-asian="bold" style:font-weight-complex="bold"/>
    </style:style>
    <style:style style:name="P19" style:family="paragraph" style:parent-style-name="Standard">
      <style:text-properties fo:font-variant="normal" fo:text-transform="none" fo:color="#222222" style:font-name="Helvetica Neue" fo:font-size="10.5pt" fo:letter-spacing="normal" fo:font-style="normal" fo:font-weight="bold" officeooo:rsid="0013ce46" officeooo:paragraph-rsid="0013ce46"/>
    </style:style>
    <style:style style:name="P20" style:family="paragraph" style:parent-style-name="Standard">
      <style:text-properties fo:font-variant="normal" fo:text-transform="none" fo:color="#222222" style:font-name="Helvetica Neue" fo:font-size="10.5pt" fo:letter-spacing="normal" fo:font-style="normal" style:text-underline-style="none" fo:font-weight="normal" officeooo:rsid="0014c0f4" officeooo:paragraph-rsid="00162282" style:font-weight-asian="normal" style:font-weight-complex="normal"/>
    </style:style>
    <style:style style:name="P21" style:family="paragraph" style:parent-style-name="Standard">
      <style:text-properties officeooo:rsid="00122c6e" officeooo:paragraph-rsid="00122c6e"/>
    </style:style>
    <style:style style:name="T1" style:family="text">
      <style:text-properties officeooo:rsid="0013f5f2"/>
    </style:style>
    <style:style style:name="T2" style:family="text">
      <style:text-properties officeooo:rsid="0014c0f4"/>
    </style:style>
    <style:style style:name="T3" style:family="text">
      <style:text-properties officeooo:rsid="00154cb1"/>
    </style:style>
    <style:style style:name="T4" style:family="text">
      <style:text-properties style:text-position="super 58%" officeooo:rsid="00154cb1"/>
    </style:style>
    <style:style style:name="T5" style:family="text">
      <style:text-properties style:text-position="0% 100%"/>
    </style:style>
    <style:style style:name="T6" style:family="text">
      <style:text-properties style:text-position="0% 100%" officeooo:rsid="00154cb1"/>
    </style:style>
    <style:style style:name="T7" style:family="text">
      <style:text-properties style:text-position="0% 100%" officeooo:rsid="001612c7"/>
    </style:style>
    <style:style style:name="T8" style:family="text">
      <style:text-properties style:text-position="0% 100%" officeooo:rsid="00162282"/>
    </style:style>
    <style:style style:name="T9" style:family="text">
      <style:text-properties style:text-position="0% 100%" officeooo:rsid="00166411"/>
    </style:style>
    <style:style style:name="T10" style:family="text">
      <style:text-properties officeooo:rsid="00162282"/>
    </style:style>
    <style:style style:name="T11" style:family="text">
      <style:text-properties style:text-underline-style="solid" style:text-underline-width="auto" style:text-underline-color="font-color" style:font-weight-asian="bold" style:font-weight-complex="bold"/>
    </style:style>
    <style:style style:name="T12" style:family="text">
      <style:text-properties style:text-underline-style="solid" style:text-underline-width="auto" style:text-underline-color="font-color" officeooo:rsid="0013f5f2" style:font-weight-asian="bold" style:font-weight-complex="bold"/>
    </style:style>
    <style:style style:name="T13" style:family="text">
      <style:text-properties officeooo:rsid="00166411"/>
    </style:style>
    <style:style style:name="T14" style:family="text">
      <style:text-properties style:text-underline-style="none" fo:font-weight="normal" officeooo:rsid="0016641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ole Parker</text:p>
      <text:p text:style-name="P1">Lab10</text:p>
      <text:p text:style-name="P1"/>
      <text:p text:style-name="P2">I expected that the <text:span text:style-name="T3">double </text:span>recursive function would be much slower than the iterative function, <text:span text:style-name="T3">because in the double recursive function we are basically calling the function three times. Once at the start and then twice with, fibRec(num - 1) + fibRec(num – 2). <text:s/>And from my understanding of algorithmic complexity each time the function is called the second and third time this is essentially a n</text:span><text:span text:style-name="T4">2 </text:span><text:span text:style-name="T6">calculation. Which makes sense that it would be much slower than the iterative function which is a n calculation. <text:s/>As I increased the count the run time for double recursion was significantly slower than iterative. </text:span></text:p>
      <text:p text:style-name="P2"/>
      <text:p text:style-name="P12"><text:span text:style-name="T6">A</text:span><text:span text:style-name="T5">s far as the tail recursion, I was surprised to see that it was very fast. When the numbers where small =&lt; 20 the run time for iterative and tail recursive seem to be equal, but when the numbers became larger than 20 it was apparent that the tail recursive function was faster than the iterative function. <text:s/></text:span><text:span text:style-name="T7">The time for the recursive factorial function seemed to be inaccurate over 20, but it was always faster than the recursive function. </text:span><text:span text:style-name="T8">When</text:span><text:span text:style-name="T9"> the complier is optimized all functions ran much faster. The double recursion was still much slower than the rest. To get a better sense of the other functions I commented out the double recursive function and ran the other functions with large values while optimized. </text:span></text:p>
      <text:p text:style-name="P15"/>
      <text:p text:style-name="P19"><text:span text:style-name="T11">Run time for </text:span><text:span text:style-name="T12">fibonacci</text:span><text:span text:style-name="T11"> # at 10:</text:span></text:p>
      <text:p text:style-name="P3">Iterative time: 0.<text:span text:style-name="T10">01</text:span></text:p>
      <text:p text:style-name="P3"><text:span text:style-name="T3">Double </text:span>Recursive time: 0.002 <text:span text:style-name="T10">(optimized time 0.001)</text:span></text:p>
      <text:p text:style-name="P3">Recursive factorial time: 0</text:p>
      <text:p text:style-name="P3">Tail Recursive factorial time: 0</text:p>
      <text:p text:style-name="P3"/>
      <text:p text:style-name="P9">Run time for <text:span text:style-name="T1">fibonacci</text:span> # at <text:span text:style-name="T2">2</text:span>0:</text:p>
      <text:p text:style-name="P11">Iterative time: 0.<text:span text:style-name="T10">01</text:span></text:p>
      <text:p text:style-name="P11">Double Recursive time: 0.22 <text:span text:style-name="T10">(optimized time was 0.031)</text:span></text:p>
      <text:p text:style-name="P11">Recursive factorial time: 0</text:p>
      <text:p text:style-name="P11">Tail Recursive factorial time: 0</text:p>
      <text:p text:style-name="P3"/>
      <text:p text:style-name="P9">Run time for <text:span text:style-name="T1">fibonacci</text:span> # at <text:span text:style-name="T2">3</text:span>0:</text:p>
      <text:p text:style-name="P10">Iterative time: 0.001</text:p>
      <text:p text:style-name="P20"><text:span text:style-name="T3">Double Recursive time: </text:span><text:s/>8.383 <text:span text:style-name="T10">(optimized time was 0.031)</text:span></text:p>
      <text:p text:style-name="P10">Recursive factorial time: 0.001</text:p>
      <text:p text:style-name="P10">Tail Recursive factorial time: 0</text:p>
      <text:p text:style-name="P3"/>
      <text:p text:style-name="P9">Run time for <text:span text:style-name="T1">fibonacci</text:span> # at <text:span text:style-name="T2">4</text:span>0:</text:p>
      <text:p text:style-name="P6">Iterative time: 0.<text:span text:style-name="T10">001</text:span></text:p>
      <text:p text:style-name="P7"><text:span text:style-name="T3">Double Recursive time: </text:span>1005.24 <text:span text:style-name="T10">(optimized time 8.371)</text:span></text:p>
      <text:p text:style-name="P6">Recursive factorial time: 0</text:p>
      <text:p text:style-name="P6">Tail Recursive factorial time: 0</text:p>
      <text:p text:style-name="P3"/>
      <text:p text:style-name="P8">Run time for <text:span text:style-name="T1">fibonacci</text:span> # at <text:span text:style-name="T1">5</text:span>0:</text:p>
      <text:p text:style-name="P4">Iterative time: 0.<text:span text:style-name="T10">001</text:span></text:p>
      <text:p text:style-name="P5"><text:span text:style-name="T3">Double Recursive time: </text:span><text:s/>142887</text:p>
      <text:p text:style-name="P4">Recursive factorial time: 0</text:p>
      <text:p text:style-name="P4">Tail Recursive factorial time: 0</text:p>
      <text:p text:style-name="P4"/>
      <text:p text:style-name="P4"/>
      <text:p text:style-name="P17">Run time for <text:span text:style-name="T1">fibonacci</text:span> # at <text:span text:style-name="T10">10</text:span>0:</text:p>
      <text:p text:style-name="P14">Iterative time: 0</text:p>
      <text:p text:style-name="P14">Recursive factorial time: 0</text:p>
      <text:p text:style-name="P14">Tail Recursive factorial time: 0</text:p>
      <text:p text:style-name="P14"><text:soft-page-break/></text:p>
      <text:p text:style-name="P18">Run time for <text:span text:style-name="T1">fibonacci</text:span> # at <text:span text:style-name="T13">10000</text:span>0:<text:span text:style-name="T13">(</text:span><text:span text:style-name="T14">Even with optimization double recursion is too slow these are times for the other functions with optimization and large values)</text:span></text:p>
      <text:p text:style-name="P16"/>
      <text:p text:style-name="P16">Iterative time: 1.38</text:p>
      <text:p text:style-name="P16">Recursive factorial time: 7.051</text:p>
      <text:p text:style-name="P16">Tail Recursive factorial time: 2.1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21:47:49.069774976</meta:creation-date>
    <meta:editing-duration>PT17M27S</meta:editing-duration>
    <meta:editing-cycles>6</meta:editing-cycles>
    <meta:generator>LibreOffice/4.3.3.2$Linux_X86_64 LibreOffice_project/430m0$Build-2</meta:generator>
    <dc:date>2015-03-13T21:08:00.203504297</dc:date>
    <meta:document-statistic meta:table-count="0" meta:image-count="0" meta:object-count="0" meta:page-count="2" meta:paragraph-count="37" meta:word-count="415" meta:character-count="2506" meta:non-whitespace-character-count="2120"/>
  </office:meta>
</office:document-meta>
</file>